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00000010A381E24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日本全国料理のクラスタリング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8.623cm" svg:height="9.381cm" svg:x="4.939cm" svg:y="6.012cm">
          <draw:image xlink:href="Pictures/10000000000002100000010A381E24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基礎な味覚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五つの基礎な味覚がある：</text:p>
                <text:list>
                  <text:list-item>
                    <text:p>甘味　</text:p>
                  </text:list-item>
                  <text:list-item>
                    <text:p>苦味</text:p>
                  </text:list-item>
                  <text:list-item>
                    <text:p>酸味</text:p>
                  </text:list-item>
                  <text:list-item>
                    <text:p>塩味</text:p>
                  </text:list-item>
                  <text:list-item>
                    <text:p>旨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味覚の次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みそ<text:tab/></text:p>
                <text:list>
                  <text:list-item>
                    <text:p>甘味:0.5　</text:p>
                  </text:list-item>
                  <text:list-item>
                    <text:p>苦味:0.0</text:p>
                  </text:list-item>
                  <text:list-item>
                    <text:p>酸味:0.7</text:p>
                  </text:list-item>
                  <text:list-item>
                    <text:p>塩味:0.6</text:p>
                  </text:list-item>
                  <text:list-item>
                    <text:p>旨味:0.4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zh" style:country-asian="CN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 </meta:initial-creator>
    <meta:creation-date>2013-05-10T16:35:58</meta:creation-date>
    <dc:date>2013-05-10T17:17:58</dc:date>
    <dc:creator>Duc </dc:creator>
    <meta:editing-duration>PT39M54S</meta:editing-duration>
    <meta:editing-cycles>8</meta:editing-cycles>
    <meta:generator>LibreOffice/3.5$Linux_X86_64 LibreOffice_project/350m1$Build-2</meta:generator>
    <meta:document-statistic meta:object-count="34"/>
  </office:meta>
</office:document-meta>
</file>